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ackground-color="#ffff99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İNAL PROJESİ</text:p>
      <text:p text:style-name="Standard"/>
      <text:p text:style-name="P3">Tarih : 30.08.2023</text:p>
      <text:p text:style-name="Standard"/>
      <text:p text:style-name="P1">Proje Kapsamı</text:p>
      <text:p text:style-name="P1">Girişler</text:p>
      <text:p text:style-name="P2"><text:tab/>üst categori </text:p>
      <text:p text:style-name="P2"><text:tab/>ya da </text:p>
      <text:p text:style-name="P2"><text:tab/>tek ürün bilgisi</text:p>
      <text:p text:style-name="P1">Çıktılar</text:p>
      <text:p text:style-name="P2">resim</text:p>
      <text:p text:style-name="P2">ürün ismi</text:p>
      <text:p text:style-name="P2">nutri Score</text:p>
      <text:p text:style-name="P2">Nova Score</text:p>
      <text:p text:style-name="P2">Allaergen bilgisi</text:p>
      <text:p text:style-name="P2">Kategori</text:p>
      <text:p text:style-name="P2">İçerik Bilgisi</text:p>
      <text:p text:style-name="P2">Additives</text:p>
      <text:p text:style-name="P2"/>
      <text:p text:style-name="P2">Öneri Daha sağlıklı ya da allergen olmayan öneri listesi</text:p>
      <text:p text:style-name="P1"/>
      <text:p text:style-name="P1">Veri Hakkında</text:p>
      <text:p text:style-name="P2">France verisi üzerinde çalışıyoruz, %50 üzerinde boş olan sütunları siliyoruz.</text:p>
      <text:p text:style-name="Standard"/>
      <text:p text:style-name="Standard"/>
      <text:p text:style-name="P1">Github ve Proje Yapısı</text:p>
      <text:p text:style-name="Standard"/>
      <text:p text:style-name="Standard">Streamlit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zan y</meta:initial-creator>
    <meta:creation-date>2023-08-30T14:04:14.24</meta:creation-date>
    <meta:generator>OpenOffice/4.1.14$Win32 OpenOffice.org_project/4114m1$Build-9811</meta:generator>
    <dc:date>2023-08-30T15:07:22.35</dc:date>
    <dc:creator>suzan y</dc:creator>
    <meta:editing-duration>PT1H2M50S</meta:editing-duration>
    <meta:editing-cycles>5</meta:editing-cycles>
    <meta:document-statistic meta:table-count="0" meta:image-count="0" meta:object-count="0" meta:page-count="1" meta:paragraph-count="21" meta:word-count="55" meta:character-count="359"/>
  </office:meta>
</office:document-meta>
</file>